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445in"/>
    </style:style>
    <style:style style:name="co2" style:family="table-column">
      <style:table-column-properties fo:break-before="auto" style:column-width="1.0575in"/>
    </style:style>
    <style:style style:name="co3" style:family="table-column">
      <style:table-column-properties fo:break-before="auto" style:column-width="1.0689in"/>
    </style:style>
    <style:style style:name="co4" style:family="table-column">
      <style:table-column-properties fo:break-before="auto" style:column-width="1.84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valeursatan" table:style-name="ta1">
        <table:shapes>
          <draw:frame draw:z-index="0" draw:style-name="gr1" draw:text-style-name="P1" svg:width="9.0055in" svg:height="5.2287in" svg:x="4.8484in" svg:y="0.3661in">
            <draw:object draw:notify-on-update-of-ranges="valeursatan.A2:valeursatan.A201 valeursatan.B1:valeursatan.B1 valeursatan.B2:valeursatan.B201 valeursatan.A2:valeursatan.A201 valeursatan.C1:valeursatan.C1 valeursatan.C2:valeursatan.C2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7169in" svg:height="4.5807in" svg:x="4.8154in" svg:y="5.563in">
            <draw:object draw:notify-on-update-of-ranges="valeursatan.A2:valeursatan.A201 valeursatan.D1:valeursatan.D1 valeursatan.D2:valeursatan.D2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ALEURS</text:p>
          </table:table-cell>
          <table:table-cell office:value-type="string" calcext:value-type="string">
            <text:p>ULP ATANSER</text:p>
          </table:table-cell>
          <table:table-cell office:value-type="string" calcext:value-type="string">
            <text:p>ULP ATAN algo</text:p>
          </table:table-cell>
          <table:table-cell office:value-type="string" calcext:value-type="string">
            <text:p>ULP ATAN (utilise les deux)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-9.9" calcext:value-type="float">
            <text:p>-9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.799999" calcext:value-type="float">
            <text:p>-9.79999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.699999" calcext:value-type="float">
            <text:p>-9.6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.599998" calcext:value-type="float">
            <text:p>-9.59999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.499998" calcext:value-type="float">
            <text:p>-9.4999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.399998" calcext:value-type="float">
            <text:p>-9.39999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-9.299997" calcext:value-type="float">
            <text:p>-9.2999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.199997" calcext:value-type="float">
            <text:p>-9.1999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.099997" calcext:value-type="float">
            <text:p>-9.09999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999996" calcext:value-type="float">
            <text:p>-8.999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899996" calcext:value-type="float">
            <text:p>-8.8999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.799995" calcext:value-type="float">
            <text:p>-8.7999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.699995" calcext:value-type="float">
            <text:p>-8.6999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599995" calcext:value-type="float">
            <text:p>-8.599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499994" calcext:value-type="float">
            <text:p>-8.4999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.399994" calcext:value-type="float">
            <text:p>-8.3999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.2999935" calcext:value-type="float">
            <text:p>-8.29999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199993" calcext:value-type="float">
            <text:p>-8.199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099993" calcext:value-type="float">
            <text:p>-8.0999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7.999993" calcext:value-type="float">
            <text:p>-7.9999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.899993" calcext:value-type="float">
            <text:p>-7.8999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7.799993" calcext:value-type="float">
            <text:p>-7.7999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7.699993" calcext:value-type="float">
            <text:p>-7.6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7.599993" calcext:value-type="float">
            <text:p>-7.5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7.4999933" calcext:value-type="float">
            <text:p>-7.49999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7.3999934" calcext:value-type="float">
            <text:p>-7.39999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7.2999935" calcext:value-type="float">
            <text:p>-7.29999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.1999936" calcext:value-type="float">
            <text:p>-7.19999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.0999937" calcext:value-type="float">
            <text:p>-7.09999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999994" calcext:value-type="float">
            <text:p>-6.9999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.899994" calcext:value-type="float">
            <text:p>-6.89999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799994" calcext:value-type="float">
            <text:p>-6.7999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.699994" calcext:value-type="float">
            <text:p>-6.699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599994" calcext:value-type="float">
            <text:p>-6.5999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6.4999943" calcext:value-type="float">
            <text:p>-6.49999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.3999944" calcext:value-type="float">
            <text:p>-6.39999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.2999945" calcext:value-type="float">
            <text:p>-6.29999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1999946" calcext:value-type="float">
            <text:p>-6.19999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.0999947" calcext:value-type="float">
            <text:p>-6.09999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9999948" calcext:value-type="float">
            <text:p>-5.99999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899995" calcext:value-type="float">
            <text:p>-5.8999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.799995" calcext:value-type="float">
            <text:p>-5.7999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699995" calcext:value-type="float">
            <text:p>-5.6999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599995" calcext:value-type="float">
            <text:p>-5.5999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499995" calcext:value-type="float">
            <text:p>-5.4999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3999953" calcext:value-type="float">
            <text:p>-5.399995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-5.2999954" calcext:value-type="float">
            <text:p>-5.29999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1999955" calcext:value-type="float">
            <text:p>-5.19999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999956" calcext:value-type="float">
            <text:p>-5.09999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.9999957" calcext:value-type="float">
            <text:p>-4.99999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.899996" calcext:value-type="float">
            <text:p>-4.8999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799996" calcext:value-type="float">
            <text:p>-4.7999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699996" calcext:value-type="float">
            <text:p>-4.6999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599996" calcext:value-type="float">
            <text:p>-4.5999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499996" calcext:value-type="float">
            <text:p>-4.4999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3999963" calcext:value-type="float">
            <text:p>-4.39999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.2999964" calcext:value-type="float">
            <text:p>-4.29999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.1999965" calcext:value-type="float">
            <text:p>-4.19999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.0999966" calcext:value-type="float">
            <text:p>-4.09999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9999967" calcext:value-type="float">
            <text:p>-3.99999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8999968" calcext:value-type="float">
            <text:p>-3.899996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7999969" calcext:value-type="float">
            <text:p>-3.79999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99997" calcext:value-type="float">
            <text:p>-3.6999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599997" calcext:value-type="float">
            <text:p>-3.5999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4999971" calcext:value-type="float">
            <text:p>-3.49999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.3999972" calcext:value-type="float">
            <text:p>-3.39999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.2999973" calcext:value-type="float">
            <text:p>-3.29999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.1999974" calcext:value-type="float">
            <text:p>-3.19999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0999975" calcext:value-type="float">
            <text:p>-3.09999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9999976" calcext:value-type="float">
            <text:p>-2.999997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-2.8999977" calcext:value-type="float">
            <text:p>-2.89999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7999978" calcext:value-type="float">
            <text:p>-2.799997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-2.699998" calcext:value-type="float">
            <text:p>-2.6999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599998" calcext:value-type="float">
            <text:p>-2.5999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499998" calcext:value-type="float">
            <text:p>-2.4999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3999982" calcext:value-type="float">
            <text:p>-2.39999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2999983" calcext:value-type="float">
            <text:p>-2.29999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1999984" calcext:value-type="float">
            <text:p>-2.19999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0999985" calcext:value-type="float">
            <text:p>-2.09999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9999985" calcext:value-type="float">
            <text:p>-1.99999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8999984" calcext:value-type="float">
            <text:p>-1.899998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7999984" calcext:value-type="float">
            <text:p>-1.799998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6999984" calcext:value-type="float">
            <text:p>-1.69999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5999984" calcext:value-type="float">
            <text:p>-1.59999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4999983" calcext:value-type="float">
            <text:p>-1.49999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3999983" calcext:value-type="float">
            <text:p>-1.39999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.2999983" calcext:value-type="float">
            <text:p>-1.2999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1999983" calcext:value-type="float">
            <text:p>-1.199998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-1.0999982" calcext:value-type="float">
            <text:p>-1.09999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9999982" calcext:value-type="float">
            <text:p>-0.9999982</text:p>
          </table:table-cell>
          <table:table-cell office:value-type="float" office:value="4181" calcext:value-type="float">
            <text:p>41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8999982" calcext:value-type="float">
            <text:p>-0.89999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9999816" calcext:value-type="float">
            <text:p>-0.7999981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69999814" calcext:value-type="float">
            <text:p>-0.699998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999981" calcext:value-type="float">
            <text:p>-0.59999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9999812" calcext:value-type="float">
            <text:p>-0.499998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9999813" calcext:value-type="float">
            <text:p>-0.399998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9999813" calcext:value-type="float">
            <text:p>-0.299998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9999814" calcext:value-type="float">
            <text:p>-0.199998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9999814" calcext:value-type="float">
            <text:p>-0.0999981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18626451" calcext:value-type="float">
            <text:p>1.8626451E-0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0001864" calcext:value-type="float">
            <text:p>0.1000018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0000187" calcext:value-type="float">
            <text:p>0.200001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000186" calcext:value-type="float">
            <text:p>0.30000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000185" calcext:value-type="float">
            <text:p>0.4000018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000185" calcext:value-type="float">
            <text:p>0.500001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00019" calcext:value-type="float">
            <text:p>0.6000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000019" calcext:value-type="float">
            <text:p>0.7000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000019" calcext:value-type="float">
            <text:p>0.80000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0000194" calcext:value-type="float">
            <text:p>0.9000019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000019" calcext:value-type="float">
            <text:p>1.0000019</text:p>
          </table:table-cell>
          <table:table-cell office:value-type="float" office:value="4179" calcext:value-type="float">
            <text:p>41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000019" calcext:value-type="float">
            <text:p>1.10000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200002" calcext:value-type="float">
            <text:p>1.200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300002" calcext:value-type="float">
            <text:p>1.300002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.400002" calcext:value-type="float">
            <text:p>1.4000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500002" calcext:value-type="float">
            <text:p>1.5000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600002" calcext:value-type="float">
            <text:p>1.60000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7000021" calcext:value-type="float">
            <text:p>1.7000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00021" calcext:value-type="float">
            <text:p>1.8000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00021" calcext:value-type="float">
            <text:p>1.90000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0000021" calcext:value-type="float">
            <text:p>2.00000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00002" calcext:value-type="float">
            <text:p>2.1000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200002" calcext:value-type="float">
            <text:p>2.20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00019" calcext:value-type="float">
            <text:p>2.30000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000018" calcext:value-type="float">
            <text:p>2.40000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00017" calcext:value-type="float">
            <text:p>2.5000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00016" calcext:value-type="float">
            <text:p>2.60000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000015" calcext:value-type="float">
            <text:p>2.7000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8000014" calcext:value-type="float">
            <text:p>2.8000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00013" calcext:value-type="float">
            <text:p>2.90000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000012" calcext:value-type="float">
            <text:p>3.00000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100001" calcext:value-type="float">
            <text:p>3.100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200001" calcext:value-type="float">
            <text:p>3.2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00001" calcext:value-type="float">
            <text:p>3.300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4000008" calcext:value-type="float">
            <text:p>3.40000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000007" calcext:value-type="float">
            <text:p>3.500000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.6000006" calcext:value-type="float">
            <text:p>3.60000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00005" calcext:value-type="float">
            <text:p>3.70000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00004" calcext:value-type="float">
            <text:p>3.80000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000003" calcext:value-type="float">
            <text:p>3.90000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000005" calcext:value-type="float">
            <text:p>4.0000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000004" calcext:value-type="float">
            <text:p>4.10000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000003" calcext:value-type="float">
            <text:p>4.20000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999997" calcext:value-type="float">
            <text:p>4.7999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8999996" calcext:value-type="float">
            <text:p>4.89999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9995" calcext:value-type="float">
            <text:p>4.99999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999994" calcext:value-type="float">
            <text:p>5.099999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999993" calcext:value-type="float">
            <text:p>5.1999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299999" calcext:value-type="float">
            <text:p>5.2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99999" calcext:value-type="float">
            <text:p>5.3999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99999" calcext:value-type="float">
            <text:p>5.4999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99999" calcext:value-type="float">
            <text:p>5.5999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99999" calcext:value-type="float">
            <text:p>5.6999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999988" calcext:value-type="float">
            <text:p>5.79999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999987" calcext:value-type="float">
            <text:p>5.8999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999986" calcext:value-type="float">
            <text:p>5.99999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999985" calcext:value-type="float">
            <text:p>6.09999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999984" calcext:value-type="float">
            <text:p>6.19999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999983" calcext:value-type="float">
            <text:p>6.29999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99998" calcext:value-type="float">
            <text:p>6.39999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99998" calcext:value-type="float">
            <text:p>6.4999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99998" calcext:value-type="float">
            <text:p>6.59999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99998" calcext:value-type="float">
            <text:p>6.6999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99998" calcext:value-type="float">
            <text:p>6.7999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999977" calcext:value-type="float">
            <text:p>6.89999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999976" calcext:value-type="float">
            <text:p>6.9999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0999975" calcext:value-type="float">
            <text:p>7.09999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999974" calcext:value-type="float">
            <text:p>7.19999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999973" calcext:value-type="float">
            <text:p>7.29999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99997" calcext:value-type="float">
            <text:p>7.399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99997" calcext:value-type="float">
            <text:p>7.499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99997" calcext:value-type="float">
            <text:p>7.5999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99997" calcext:value-type="float">
            <text:p>7.6999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99997" calcext:value-type="float">
            <text:p>7.7999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999968" calcext:value-type="float">
            <text:p>7.89999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999967" calcext:value-type="float">
            <text:p>7.99999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99997" calcext:value-type="float">
            <text:p>8.0999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99997" calcext:value-type="float">
            <text:p>8.1999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99997" calcext:value-type="float">
            <text:p>8.2999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99998" calcext:value-type="float">
            <text:p>8.3999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99998" calcext:value-type="float">
            <text:p>8.49999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99998" calcext:value-type="float">
            <text:p>8.5999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99999" calcext:value-type="float">
            <text:p>8.6999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99999" calcext:value-type="float">
            <text:p>8.799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00001" calcext:value-type="float">
            <text:p>9.200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00001" calcext:value-type="float">
            <text:p>9.30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00002" calcext:value-type="float">
            <text:p>9.4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00002" calcext:value-type="float">
            <text:p>9.500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00002" calcext:value-type="float">
            <text:p>9.6000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00003" calcext:value-type="float">
            <text:p>9.7000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00003" calcext:value-type="float">
            <text:p>9.8000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900003" calcext:value-type="float">
            <text:p>9.9000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 style:data-style-name="N2" text:time-value="15:32:17.8585460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5T16:30:26.263055647</dc:date>
    <dc:creator>Nizar Salah</dc:creator>
    <meta:editing-duration>PT1H11M33S</meta:editing-duration>
    <meta:editing-cycles>4</meta:editing-cycles>
    <meta:generator>LibreOffice/4.3.7.2$Linux_X86_64 LibreOffice_project/430$Build-2</meta:generator>
    <meta:document-statistic meta:table-count="1" meta:cell-count="80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75cm" svg:height="13.282cm" xlink:href=".." xlink:type="simple" chart:class="chart:scatter" chart:style-name="ch1">
        <chart:legend chart:legend-position="end" svg:x="19.229cm" svg:y="6.093cm" style:legend-expansion="high" chart:style-name="ch2"/>
        <chart:plot-area chart:style-name="ch3" table:cell-range-address="valeursatan.A2:valeursatan.C201 valeursatan.B1:valeursatan.C1" chart:data-source-has-labels="row" svg:x="0.457cm" svg:y="0.265cm" svg:width="18.315cm" svg:height="12.752cm">
          <chartooo:coordinate-region svg:x="0.695cm" svg:y="0.465cm" svg:width="17.89cm" svg:height="11.9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aleursatan.B2:valeursatan.B201" chart:label-cell-address="valeursatan.B1:valeursatan.B1" chart:class="chart:scatter">
            <chart:domain table:cell-range-address="valeursatan.A2:valeursatan.A201"/>
            <chart:data-point chart:repeated="200"/>
          </chart:series>
          <chart:series chart:style-name="ch7" chart:values-cell-range-address="valeursatan.C2:valeursatan.C201" chart:label-cell-address="valeursatan.C1:valeursatan.C1" chart:class="chart:scatte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LP ATANSER</text:p>
                <draw:g>
                  <svg:desc>valeursatan.B1:valeursatan.B1</svg:desc>
                </draw:g>
              </table:table-cell>
              <table:table-cell office:value-type="string">
                <text:p>ULP ATAN algo</text:p>
                <draw:g>
                  <svg:desc>valeursatan.C1:valeursata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valeursatan.A2:valeursatan.A201</svg:desc>
                </draw:g>
              </table:table-cell>
              <table:table-cell office:value-type="float" office:value="1">
                <text:p>1</text:p>
                <draw:g>
                  <svg:desc>valeursatan.B2:valeursatan.B201</svg:desc>
                </draw:g>
              </table:table-cell>
              <table:table-cell office:value-type="float" office:value="1">
                <text:p>1</text:p>
                <draw:g>
                  <svg:desc>valeursatan.C2:valeursatan.C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9">
                <text:p>-9.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799999">
                <text:p>-9.79999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699999">
                <text:p>-9.69999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599998">
                <text:p>-9.59999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499998">
                <text:p>-9.49999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.399998">
                <text:p>-9.3999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.299997">
                <text:p>-9.29999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.199997">
                <text:p>-9.19999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.099997">
                <text:p>-9.0999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.999996">
                <text:p>-8.99999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899996">
                <text:p>-8.89999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.799995">
                <text:p>-8.79999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.699995">
                <text:p>-8.69999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.599995">
                <text:p>-8.59999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.499994">
                <text:p>-8.49999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.399994">
                <text:p>-8.39999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.2999935">
                <text:p>-8.299993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.199993">
                <text:p>-8.19999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.099993">
                <text:p>-8.09999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.999993">
                <text:p>-7.99999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.899993">
                <text:p>-7.89999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.799993">
                <text:p>-7.79999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.699993">
                <text:p>-7.69999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.599993">
                <text:p>-7.59999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.4999933">
                <text:p>-7.49999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.3999934">
                <text:p>-7.399993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.2999935">
                <text:p>-7.299993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.1999936">
                <text:p>-7.199993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.0999937">
                <text:p>-7.099993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.999994">
                <text:p>-6.99999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.899994">
                <text:p>-6.89999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.799994">
                <text:p>-6.79999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.699994">
                <text:p>-6.69999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.599994">
                <text:p>-6.599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.4999943">
                <text:p>-6.499994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.3999944">
                <text:p>-6.399994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.2999945">
                <text:p>-6.299994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.1999946">
                <text:p>-6.199994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.0999947">
                <text:p>-6.099994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.9999948">
                <text:p>-5.99999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.899995">
                <text:p>-5.89999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.799995">
                <text:p>-5.79999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.699995">
                <text:p>-5.69999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.599995">
                <text:p>-5.599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.499995">
                <text:p>-5.49999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.3999953">
                <text:p>-5.39999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.2999954">
                <text:p>-5.299995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.1999955">
                <text:p>-5.199995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.0999956">
                <text:p>-5.099995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.9999957">
                <text:p>-4.999995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.899996">
                <text:p>-4.899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.799996">
                <text:p>-4.79999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.699996">
                <text:p>-4.699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.599996">
                <text:p>-4.59999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.499996">
                <text:p>-4.49999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.3999963">
                <text:p>-4.399996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.2999964">
                <text:p>-4.299996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.1999965">
                <text:p>-4.199996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.0999966">
                <text:p>-4.099996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.9999967">
                <text:p>-3.999996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.8999968">
                <text:p>-3.899996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.7999969">
                <text:p>-3.799996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.699997">
                <text:p>-3.69999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599997">
                <text:p>-3.59999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4999971">
                <text:p>-3.49999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3999972">
                <text:p>-3.399997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2999973">
                <text:p>-3.299997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1999974">
                <text:p>-3.199997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.0999975">
                <text:p>-3.0999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.9999976">
                <text:p>-2.99999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.8999977">
                <text:p>-2.899997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.7999978">
                <text:p>-2.79999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.699998">
                <text:p>-2.6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.599998">
                <text:p>-2.59999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.499998">
                <text:p>-2.4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.3999982">
                <text:p>-2.39999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.2999983">
                <text:p>-2.29999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.1999984">
                <text:p>-2.199998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.0999985">
                <text:p>-2.099998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9999985">
                <text:p>-1.99999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8999984">
                <text:p>-1.89999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7999984">
                <text:p>-1.79999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6999984">
                <text:p>-1.699998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5999984">
                <text:p>-1.599998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4999983">
                <text:p>-1.499998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3999983">
                <text:p>-1.399998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2999983">
                <text:p>-1.299998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1999983">
                <text:p>-1.199998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0999982">
                <text:p>-1.099998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9999982">
                <text:p>-0.9999982</text:p>
              </table:table-cell>
              <table:table-cell office:value-type="float" office:value="4181">
                <text:p>4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8999982">
                <text:p>-0.899998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79999816">
                <text:p>-0.799998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69999814">
                <text:p>-0.699998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5999981">
                <text:p>-0.599998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49999812">
                <text:p>-0.499998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39999813">
                <text:p>-0.39999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9999813">
                <text:p>-0.29999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9999814">
                <text:p>-0.199998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9999814">
                <text:p>-0.099998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018626451">
                <text:p>0.0000018626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0001864">
                <text:p>0.10000186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0000187">
                <text:p>0.2000018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0000186">
                <text:p>0.3000018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0000185">
                <text:p>0.400001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0000185">
                <text:p>0.50000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000019">
                <text:p>0.60000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000019">
                <text:p>0.70000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000019">
                <text:p>0.80000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0000194">
                <text:p>0.9000019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000019">
                <text:p>1.0000019</text:p>
              </table:table-cell>
              <table:table-cell office:value-type="float" office:value="4179">
                <text:p>4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000019">
                <text:p>1.100001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200002">
                <text:p>1.20000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300002">
                <text:p>1.30000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400002">
                <text:p>1.40000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500002">
                <text:p>1.50000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600002">
                <text:p>1.6000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7000021">
                <text:p>1.70000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8000021">
                <text:p>1.80000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9000021">
                <text:p>1.900002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0000021">
                <text:p>2.000002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100002">
                <text:p>2.10000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200002">
                <text:p>2.20000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3000019">
                <text:p>2.3000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000018">
                <text:p>2.40000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000017">
                <text:p>2.50000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6000016">
                <text:p>2.60000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7000015">
                <text:p>2.70000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8000014">
                <text:p>2.80000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9000013">
                <text:p>2.9000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0000012">
                <text:p>3.00000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100001">
                <text:p>3.10000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200001">
                <text:p>3.2000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300001">
                <text:p>3.3000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4000008">
                <text:p>3.400000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5000007">
                <text:p>3.50000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6000006">
                <text:p>3.60000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7000005">
                <text:p>3.700000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8000004">
                <text:p>3.80000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9000003">
                <text:p>3.900000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0000005">
                <text:p>4.000000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1000004">
                <text:p>4.100000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2000003">
                <text:p>4.200000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4">
                <text:p>4.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6">
                <text:p>4.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7999997">
                <text:p>4.799999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8999996">
                <text:p>4.899999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9999995">
                <text:p>4.999999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0999994">
                <text:p>5.09999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1999993">
                <text:p>5.199999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299999">
                <text:p>5.29999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399999">
                <text:p>5.3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499999">
                <text:p>5.49999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599999">
                <text:p>5.5999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699999">
                <text:p>5.69999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7999988">
                <text:p>5.7999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8999987">
                <text:p>5.899998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9999986">
                <text:p>5.999998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0999985">
                <text:p>6.099998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1999984">
                <text:p>6.199998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2999983">
                <text:p>6.299998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399998">
                <text:p>6.3999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499998">
                <text:p>6.49999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599998">
                <text:p>6.59999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699998">
                <text:p>6.69999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799998">
                <text:p>6.79999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8999977">
                <text:p>6.899997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9999976">
                <text:p>6.999997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0999975">
                <text:p>7.099997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1999974">
                <text:p>7.199997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2999973">
                <text:p>7.299997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399997">
                <text:p>7.39999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499997">
                <text:p>7.49999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599997">
                <text:p>7.59999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699997">
                <text:p>7.69999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799997">
                <text:p>7.79999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8999968">
                <text:p>7.899996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9999967">
                <text:p>7.999996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099997">
                <text:p>8.09999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199997">
                <text:p>8.19999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299997">
                <text:p>8.29999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399998">
                <text:p>8.39999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499998">
                <text:p>8.49999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599998">
                <text:p>8.59999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699999">
                <text:p>8.69999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799999">
                <text:p>8.79999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1">
                <text:p>9.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200001">
                <text:p>9.20000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300001">
                <text:p>9.3000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400002">
                <text:p>9.4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500002">
                <text:p>9.50000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600002">
                <text:p>9.60000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700003">
                <text:p>9.70000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800003">
                <text:p>9.80000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900003">
                <text:p>9.90000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682cm" svg:height="11.636cm" xlink:href=".." xlink:type="simple" chart:class="chart:scatter" chart:style-name="ch1">
        <chart:legend chart:legend-position="end" svg:x="19.158cm" svg:y="5.519cm" style:legend-expansion="high" chart:style-name="ch2"/>
        <chart:plot-area chart:style-name="ch3" table:cell-range-address="valeursatan.A2:valeursatan.A201 valeursatan.D1:valeursatan.D201" chart:data-source-has-labels="row" svg:x="0.493cm" svg:y="0.232cm" svg:width="18.172cm" svg:height="11.172cm">
          <chartooo:coordinate-region svg:x="0.731cm" svg:y="0.431cm" svg:width="17.747cm" svg:height="10.3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aleursatan.D2:valeursatan.D201" chart:label-cell-address="valeursatan.D1:valeursatan.D1" chart:class="chart:scatter">
            <chart:domain table:cell-range-address="valeursatan.A2:valeursatan.A201"/>
            <chart:data-point chart:repeated="2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LP ATAN (utilise les deux)</text:p>
                <draw:g>
                  <svg:desc>valeursatan.D1:valeursata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valeursatan.A2:valeursatan.A201</svg:desc>
                </draw:g>
              </table:table-cell>
              <table:table-cell office:value-type="float" office:value="1">
                <text:p>1</text:p>
                <draw:g>
                  <svg:desc>valeursatan.D2:valeursatan.D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9">
                <text:p>-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799999">
                <text:p>-9.7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699999">
                <text:p>-9.6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599998">
                <text:p>-9.599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499998">
                <text:p>-9.4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.399998">
                <text:p>-9.399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.299997">
                <text:p>-9.29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.199997">
                <text:p>-9.19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.099997">
                <text:p>-9.099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.999996">
                <text:p>-8.999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899996">
                <text:p>-8.8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.799995">
                <text:p>-8.7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.699995">
                <text:p>-8.6999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.599995">
                <text:p>-8.5999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.499994">
                <text:p>-8.499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.399994">
                <text:p>-8.399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.2999935">
                <text:p>-8.29999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.199993">
                <text:p>-8.199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.099993">
                <text:p>-8.099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.999993">
                <text:p>-7.999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.899993">
                <text:p>-7.899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.799993">
                <text:p>-7.799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.699993">
                <text:p>-7.699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.599993">
                <text:p>-7.599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.4999933">
                <text:p>-7.4999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.3999934">
                <text:p>-7.3999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.2999935">
                <text:p>-7.29999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.1999936">
                <text:p>-7.1999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.0999937">
                <text:p>-7.09999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.999994">
                <text:p>-6.999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.899994">
                <text:p>-6.899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.799994">
                <text:p>-6.799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.699994">
                <text:p>-6.699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.599994">
                <text:p>-6.599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.4999943">
                <text:p>-6.4999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.3999944">
                <text:p>-6.3999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.2999945">
                <text:p>-6.29999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.1999946">
                <text:p>-6.1999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.0999947">
                <text:p>-6.0999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.9999948">
                <text:p>-5.9999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.899995">
                <text:p>-5.8999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.799995">
                <text:p>-5.7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.699995">
                <text:p>-5.6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.599995">
                <text:p>-5.5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.499995">
                <text:p>-5.4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.3999953">
                <text:p>-5.39999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.2999954">
                <text:p>-5.2999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.1999955">
                <text:p>-5.1999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.0999956">
                <text:p>-5.0999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.9999957">
                <text:p>-4.99999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.899996">
                <text:p>-4.8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.799996">
                <text:p>-4.7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.699996">
                <text:p>-4.6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.599996">
                <text:p>-4.5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.499996">
                <text:p>-4.4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.3999963">
                <text:p>-4.3999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.2999964">
                <text:p>-4.29999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.1999965">
                <text:p>-4.19999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.0999966">
                <text:p>-4.0999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.9999967">
                <text:p>-3.9999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.8999968">
                <text:p>-3.8999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.7999969">
                <text:p>-3.7999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.699997">
                <text:p>-3.69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599997">
                <text:p>-3.59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4999971">
                <text:p>-3.49999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3999972">
                <text:p>-3.3999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2999973">
                <text:p>-3.29999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1999974">
                <text:p>-3.1999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.0999975">
                <text:p>-3.0999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.9999976">
                <text:p>-2.9999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.8999977">
                <text:p>-2.8999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.7999978">
                <text:p>-2.79999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.699998">
                <text:p>-2.6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.599998">
                <text:p>-2.5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.499998">
                <text:p>-2.4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.3999982">
                <text:p>-2.3999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.2999983">
                <text:p>-2.2999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.1999984">
                <text:p>-2.1999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.0999985">
                <text:p>-2.0999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9999985">
                <text:p>-1.9999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8999984">
                <text:p>-1.89999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7999984">
                <text:p>-1.79999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6999984">
                <text:p>-1.6999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5999984">
                <text:p>-1.5999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4999983">
                <text:p>-1.49999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3999983">
                <text:p>-1.39999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2999983">
                <text:p>-1.29999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1999983">
                <text:p>-1.19999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0999982">
                <text:p>-1.0999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9999982">
                <text:p>-0.9999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8999982">
                <text:p>-0.8999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79999816">
                <text:p>-0.799998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69999814">
                <text:p>-0.699998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5999981">
                <text:p>-0.5999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49999812">
                <text:p>-0.499998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39999813">
                <text:p>-0.39999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9999813">
                <text:p>-0.29999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9999814">
                <text:p>-0.19999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9999814">
                <text:p>-0.099998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018626451">
                <text:p>0.0000018626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0001864">
                <text:p>0.1000018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0000187">
                <text:p>0.20000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0000186">
                <text:p>0.30000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0000185">
                <text:p>0.40000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0000185">
                <text:p>0.50000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000019">
                <text:p>0.6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000019">
                <text:p>0.7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000019">
                <text:p>0.8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0000194">
                <text:p>0.90000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000019">
                <text:p>1.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000019">
                <text:p>1.1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200002">
                <text:p>1.200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300002">
                <text:p>1.3000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400002">
                <text:p>1.4000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500002">
                <text:p>1.500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600002">
                <text:p>1.600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7000021">
                <text:p>1.7000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8000021">
                <text:p>1.8000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9000021">
                <text:p>1.90000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0000021">
                <text:p>2.0000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100002">
                <text:p>2.100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200002">
                <text:p>2.2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3000019">
                <text:p>2.3000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000018">
                <text:p>2.4000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000017">
                <text:p>2.5000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6000016">
                <text:p>2.6000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7000015">
                <text:p>2.70000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8000014">
                <text:p>2.8000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9000013">
                <text:p>2.9000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0000012">
                <text:p>3.00000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100001">
                <text:p>3.1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200001">
                <text:p>3.2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300001">
                <text:p>3.3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4000008">
                <text:p>3.4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5000007">
                <text:p>3.50000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6000006">
                <text:p>3.6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7000005">
                <text:p>3.7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8000004">
                <text:p>3.8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9000003">
                <text:p>3.9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0000005">
                <text:p>4.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1000004">
                <text:p>4.1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2000003">
                <text:p>4.2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4">
                <text:p>4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6">
                <text:p>4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7999997">
                <text:p>4.7999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8999996">
                <text:p>4.89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9999995">
                <text:p>4.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0999994">
                <text:p>5.0999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1999993">
                <text:p>5.1999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299999">
                <text:p>5.2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399999">
                <text:p>5.3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499999">
                <text:p>5.4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599999">
                <text:p>5.599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699999">
                <text:p>5.6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7999988">
                <text:p>5.7999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8999987">
                <text:p>5.8999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9999986">
                <text:p>5.9999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0999985">
                <text:p>6.0999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1999984">
                <text:p>6.1999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2999983">
                <text:p>6.2999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399998">
                <text:p>6.399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499998">
                <text:p>6.4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599998">
                <text:p>6.599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699998">
                <text:p>6.6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799998">
                <text:p>6.7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8999977">
                <text:p>6.8999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9999976">
                <text:p>6.9999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0999975">
                <text:p>7.0999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1999974">
                <text:p>7.1999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2999973">
                <text:p>7.2999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399997">
                <text:p>7.399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499997">
                <text:p>7.499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599997">
                <text:p>7.599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699997">
                <text:p>7.699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799997">
                <text:p>7.79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8999968">
                <text:p>7.8999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9999967">
                <text:p>7.9999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099997">
                <text:p>8.09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199997">
                <text:p>8.19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299997">
                <text:p>8.29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399998">
                <text:p>8.3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499998">
                <text:p>8.4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599998">
                <text:p>8.5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699999">
                <text:p>8.6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799999">
                <text:p>8.799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1">
                <text:p>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200001">
                <text:p>9.2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300001">
                <text:p>9.3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400002">
                <text:p>9.4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500002">
                <text:p>9.500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600002">
                <text:p>9.6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700003">
                <text:p>9.7000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800003">
                <text:p>9.8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900003">
                <text:p>9.90000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